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4586" fo:font-size="22pt" officeooo:rsid="00171adf" officeooo:paragraph-rsid="00171adf" style:font-size-asian="22pt" style:font-size-complex="22pt"/>
    </style:style>
    <style:style style:name="P2" style:family="paragraph" style:parent-style-name="Standard">
      <style:paragraph-properties fo:text-align="center" style:justify-single-word="false"/>
      <style:text-properties fo:color="#004586" fo:font-size="22pt" fo:font-style="italic" officeooo:rsid="00171adf" officeooo:paragraph-rsid="00171adf" style:font-size-asian="22pt" style:font-style-asian="italic" style:font-size-complex="22pt" style:font-style-complex="italic"/>
    </style:style>
    <style:style style:name="P3" style:family="paragraph" style:parent-style-name="Standard">
      <style:paragraph-properties fo:text-align="start" style:justify-single-word="false"/>
      <style:text-properties fo:color="#004586" fo:font-size="18pt" fo:font-style="normal" fo:font-weight="bold" officeooo:rsid="00171adf" officeooo:paragraph-rsid="00171adf" style:font-size-asian="18pt" style:font-style-asian="normal" style:font-weight-asian="bold" style:font-size-complex="18pt" style:font-style-complex="normal" style:font-weight-complex="bold"/>
    </style:style>
    <style:style style:name="P4" style:family="paragraph" style:parent-style-name="Standard">
      <style:paragraph-properties fo:text-align="start" style:justify-single-word="false"/>
      <style:text-properties fo:color="#004586" fo:font-size="18pt" fo:font-style="italic" fo:font-weight="bold" officeooo:rsid="00201a42" officeooo:paragraph-rsid="00201a42"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color="#000000" fo:font-size="12pt" officeooo:rsid="00171adf" officeooo:paragraph-rsid="00171adf" style:font-size-asian="10.5pt" style:font-size-complex="12pt"/>
    </style:style>
    <style:style style:name="P6" style:family="paragraph" style:parent-style-name="Standard">
      <style:paragraph-properties fo:text-align="start" style:justify-single-word="false"/>
      <style:text-properties fo:color="#000000" fo:font-size="12pt" officeooo:rsid="0017c68b" officeooo:paragraph-rsid="0017c68b" style:font-size-asian="10.5pt" style:font-size-complex="12pt"/>
    </style:style>
    <style:style style:name="P7" style:family="paragraph" style:parent-style-name="Standard">
      <style:paragraph-properties fo:text-align="start" style:justify-single-word="false"/>
      <style:text-properties fo:color="#000000" fo:font-size="12pt" officeooo:rsid="0018f950" officeooo:paragraph-rsid="0018f950" style:font-size-asian="10.5pt" style:font-size-complex="12pt"/>
    </style:style>
    <style:style style:name="P8" style:family="paragraph" style:parent-style-name="Standard">
      <style:paragraph-properties fo:text-align="start" style:justify-single-word="false"/>
      <style:text-properties fo:color="#000000" fo:font-size="12pt" officeooo:rsid="001c591c" officeooo:paragraph-rsid="001c591c" style:font-size-asian="10.5pt" style:font-size-complex="12pt"/>
    </style:style>
    <style:style style:name="P9" style:family="paragraph" style:parent-style-name="Standard">
      <style:paragraph-properties fo:text-align="start" style:justify-single-word="false"/>
      <style:text-properties fo:color="#000000" fo:font-size="12pt" officeooo:rsid="0021d4d4" officeooo:paragraph-rsid="0021d4d4" style:font-size-asian="10.5pt" style:font-size-complex="12pt"/>
    </style:style>
    <style:style style:name="P10" style:family="paragraph" style:parent-style-name="Standard">
      <style:paragraph-properties fo:text-align="start" style:justify-single-word="false"/>
      <style:text-properties fo:color="#000000" fo:font-size="12pt" officeooo:rsid="0022e0a8" officeooo:paragraph-rsid="0022e0a8" style:font-size-asian="10.5pt" style:font-size-complex="12pt"/>
    </style:style>
    <style:style style:name="P11" style:family="paragraph" style:parent-style-name="Standard">
      <style:paragraph-properties fo:text-align="start" style:justify-single-word="false"/>
      <style:text-properties fo:color="#000000" fo:font-size="12pt" fo:font-style="italic" officeooo:rsid="00171adf" officeooo:paragraph-rsid="00171adf" style:font-size-asian="10.5pt" style:font-style-asian="italic" style:font-size-complex="12pt" style:font-style-complex="italic"/>
    </style:style>
    <style:style style:name="P12" style:family="paragraph" style:parent-style-name="Standard">
      <style:paragraph-properties fo:text-align="start" style:justify-single-word="false"/>
      <style:text-properties fo:color="#000000" fo:font-size="16pt" officeooo:rsid="00171adf" officeooo:paragraph-rsid="00171adf" style:font-size-asian="14pt" style:font-size-complex="16pt"/>
    </style:style>
    <style:style style:name="P13" style:family="paragraph" style:parent-style-name="Standard">
      <style:paragraph-properties fo:text-align="start" style:justify-single-word="false"/>
      <style:text-properties fo:color="#000000" fo:font-size="14pt" fo:font-weight="bold" officeooo:rsid="002591e5" officeooo:paragraph-rsid="002591e5"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000000" officeooo:paragraph-rsid="001c591c"/>
    </style:style>
    <style:style style:name="T1" style:family="text">
      <style:text-properties officeooo:rsid="001c591c"/>
    </style:style>
    <style:style style:name="T2" style:family="text">
      <style:text-properties fo:font-size="12pt" officeooo:rsid="001c591c" style:font-size-asian="10.5pt" style:font-size-complex="12pt"/>
    </style:style>
    <style:style style:name="T3" style:family="text">
      <style:text-properties fo:font-size="12pt" officeooo:rsid="001c7db0" style:font-size-asian="10.5pt" style:font-size-complex="12pt"/>
    </style:style>
    <style:style style:name="T4" style:family="text">
      <style:text-properties officeooo:rsid="0023a51c"/>
    </style:style>
    <style:style style:name="T5" style:family="text">
      <style:text-properties officeooo:rsid="002443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auphin Christophe</text:p>
      <text:p text:style-name="P11">M2 IMAGINA</text:p>
      <text:p text:style-name="P2">COMPTE RENDU TP 1</text:p>
      <text:p text:style-name="P1"/>
      <text:p text:style-name="P3">Fonctionnalitées</text:p>
      <text:p text:style-name="P12"/>
      <text:p text:style-name="P13">Surface 16x16</text:p>
      <text:p text:style-name="P5">J'ai d'abord réalisé une surface carré de 16x16 sommets. Pour ce faire, je crée dans une boucle ligne par ligne les sommets, en mode TRIANGLE_STRIP. Une variable permet de choisir le mode d'affichage, TRIANGLE_STRIP ou bien en LINE_LOOP pour afficher les triangles en fil de fer. La modification de cette variable se fait à l'aide de la touche 1 (TRIANGLE_STRIP) et 2 (LINE_LOOP) du clavier.</text:p>
      <text:p text:style-name="P5"/>
      <text:p text:style-name="P13">Transformation aléatoire</text:p>
      <text:p text:style-name="P6">Pour appliquer la transformation aléatoire des sommets j'ai du ajouter une nouvelle structure de données, un tableau contenant les coordonnées des nbSommets x nbSommets puis j'ai affiché les points de la même manière que précédemment en récupérant les coordonnées du tableau. Celà permet qu'à chaque tour de boucle, lors de la création de chaque ligne, de ne pas de nouveau affecter une coordonnée z au point déjà créé dans la ligne précédente.</text:p>
      <text:p text:style-name="P6"/>
      <text:p text:style-name="P13">Gestions des events</text:p>
      <text:p text:style-name="P7">La gestion des events se fait dans la fonction event de la classe mère openglwindow. On peut déplacer l'image à l'aide des touches E, D, S, F mais également faire un zoom grâce aux touche haut et bas du clavier mais également via la molette de la souris.</text:p>
      <text:p text:style-name="P7">En utilisant le clic gauche de la souris et en déplaçant la souris vers la gauche ou vers la droite on peut tourner l'image dans ce sens. Inversement avec un clic droit de la souris, on peut tourner l'image vers le haut et vers le bas.</text:p>
      <text:p text:style-name="P7"/>
      <text:p text:style-name="P13">Carte d'altitude</text:p>
      <text:p text:style-name="P14"><text:span text:style-name="T2">Pour réaliser la carte d'altitude, </text:span><text:span text:style-name="T3">j'ai augmenté la variable nbSommets à 240.</text:span><text:span text:style-name="T2"> </text:span><text:span text:style-name="T3">I</text:span><text:span text:style-name="T2">l faut passer le chemin absolue du fichier au constructeur Qimage. Je récupère la valeur en niveaux de gris grâce à </text:span>qGray<text:span text:style-name="T1">(i, j) et je divise par 10 cette valeur qui sera la valeur pour la coordonnée z pour avoir une donnée moins grande.</text:span></text:p>
      <text:p text:style-name="P14"/>
      <text:p text:style-name="P14"/>
      <text:p text:style-name="P4">Bonus</text:p>
      <text:p text:style-name="P8"/>
      <text:p text:style-name="P8"/>
      <text:p text:style-name="P9">J'ai texturé ma carte d'altitude, pour ce faire, à la création de la map, je regarde la coordonnée z du point courant, si elle est supérieure à 12, je colorie en blanc (pics élevés), si elle est inférieur à 2 je colorie en bleue pour faire de l'eau, si elle est inférieur à 5 je colorie en vert pour faire une vallée et enfin je colorie le reste en marron.</text:p>
      <text:p text:style-name="P9"/>
      <text:p text:style-name="P10">J'ai également essayer de faire apparaître un brouillard. J'ai ajouté une partie de code pour afficher le fog <text:span text:style-name="T4">à la fin de ma fonction render</text:span> mais malgrès mes <text:span text:style-name="T5">tentatives</text:span> je n'ai pas réussi à le faire apparaître sur la carte d'altit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21:37:30.708000000</meta:creation-date>
    <dc:date>2015-09-24T23:09:53.723000000</dc:date>
    <meta:editing-duration>PT1H17M8S</meta:editing-duration>
    <meta:editing-cycles>15</meta:editing-cycles>
    <meta:generator>LibreOffice/4.3.2.2$Windows_x86 LibreOffice_project/edfb5295ba211bd31ad47d0bad0118690f76407d</meta:generator>
    <meta:document-statistic meta:table-count="0" meta:image-count="0" meta:object-count="0" meta:page-count="1" meta:paragraph-count="16" meta:word-count="417" meta:character-count="2367" meta:non-whitespace-character-count="1966"/>
  </office:meta>
</office:document-meta>
</file>